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media-type="application/binary" manifest:full-path="layout-cache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automatic-styles>
    <style:style style:name="P1" style:family="paragraph">
      <style:paragraph-properties fo:margin-left="5.75cm" fo:margin-right="0cm" fo:margin-top="0cm" fo:margin-bottom="0.499cm" fo:line-height="0.55cm"/>
    </style:style>
    <style:style style:name="P2" style:family="paragraph" style:master-page-name="MP1"/>
    <style:style style:name="Sect1" style:family="section">
      <style:section-properties>
        <style:columns fo:column-count="1" fo:column-gap="0cm"/>
      </style:section-properties>
    </style:style>
  </office:automatic-styles>
  <office:body>
    <office:text>
      <text:section text:style-name="Sect1" text:name="S1">
        <text:section text:style-name="Sect1" text:name="S2" text:display="none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section text:style-name="Sect1" text:name="S3">
            <text:p text:style-name="P1"/>
          </text:section>
        </text:section>
        <text:section text:style-name="Sect1" text:name="S4">
          <text:p text:style-name="P1"/>
          <text:p text:style-name="P1"/>
          <text:p text:style-name="P1"/>
          <text:p text:style-name="P1"/>
          <text:p text:style-name="P1"/>
        </text:section>
        <text:section text:style-name="Sect1" text:name="S5">
          <text:p text:style-name="P1"/>
          <text:section text:style-name="Sect1" text:name="S6" text:display="none">
            <text:p text:style-name="P1"/>
            <text:p text:style-name="P1"/>
            <text:p text:style-name="P1"/>
            <text:p text:style-name="P1"/>
          </text:section>
          <text:p text:style-name="P1"/>
          <text:p text:style-name="P1"/>
          <text:p text:style-name="P1"/>
          <text:section text:style-name="Sect1" text:name="S7" text:display="none">
            <text:p text:style-name="P1"/>
            <text:p text:style-name="P1"/>
            <text:p text:style-name="P1"/>
            <text:p text:style-name="P1"/>
            <text:p text:style-name="P1"/>
          </text:section>
          <text:section text:style-name="Sect1" text:name="S8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ext:section>
        </text:section>
      </text:section>
      <text:p text:style-name="P2"/>
      <text:section text:style-name="Sect1" text:name="S9">
        <text:section text:style-name="Sect1" text:name="S10" text:display="none">
          <text:p text:style-name="P1"/>
        </text:section>
        <text:section text:style-name="Sect1" text:name="S11">
          <text:p text:style-name="P1"/>
          <text:list xml:id="list5706043909795562918" text:style-name="L1">
            <text:list-item>
              <text:p text:style-name="P1"><text:line-break/></text:p>
            </text:list-item>
            <text:list-item>
              <text:p text:style-name="P1"><text:line-break/></text:p>
            </text:list-item>
            <text:list-item>
              <text:p text:style-name="P1"><text:line-break/></text:p>
            </text:list-item>
            <text:list-item>
              <text:p text:style-name="P1"><text:line-break/></text:p>
            </text:list-item>
          </text:list>
        </text:section>
      </text:section>
      <text:section text:style-name="Sect1" text:name="S12">
        <text:section text:style-name="Sect1" text:name="S13" text:display="none">
          <text:p text:style-name="P1"/>
        </text:section>
        <text:section text:style-name="Sect1" text:name="S14">
          <text:p text:style-name="P1"><text:line-break/>Overlap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/>
          <text:p/>
          <text:p text:style-name="P1"/>
        </text:section>
      </text:section>
      <text:section text:style-name="Sect1" text:name="S15">
        <text:section text:style-name="Sect1" text:name="S16">
          <text:section text:style-name="Sect1" text:name="S17">
            <text:section text:style-name="Sect1" text:name="S18">
              <text:p/>
            </text:section>
            <text:section text:style-name="Sect1" text:name="S19" text:display="none">
              <text:p/>
            </text:section>
          </text:section>
          <text:section text:style-name="Sect1" text:name="S20">
            <text:section text:style-name="Sect1" text:name="S21">
              <text:section text:style-name="Sect1" text:name="S22">
                <text:p/>
                <text:p/>
                <text:p/>
                <text:p/>
                <text:p/>
              </text:section>
            </text:section>
            <text:section text:style-name="Sect1" text:name="S23">
              <text:p/>
            </text:section>
          </text:section>
        </text:section>
        <text:section text:style-name="Sect1" text:name="S24">
          <text:section text:style-name="Sect1" text:name="S25">
            <text:p/>
          </text:section>
          <text:section text:style-name="Sect1" text:name="S26" text:display="none">
            <text:p/>
          </text:section>
          <text:section text:style-name="Sect1" text:name="S27" text:display="none">
            <text:p/>
          </text:section>
        </text:section>
        <text:section text:style-name="Sect1" text:name="S28">
          <text:section text:style-name="Sect1" text:name="S29">
            <text:p/>
          </text:section>
          <text:section text:style-name="Sect1" text:name="S30" text:display="none">
            <text:p/>
            <text:p/>
            <text:p/>
          </text:section>
          <text:section text:style-name="Sect1" text:name="S31">
            <text:section text:style-name="Sect1" text:name="S32">
              <text:p/>
              <text:p/>
              <text:p/>
            </text:section>
            <text:p/>
          </text:section>
        </text:section>
        <text:p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 Sans" svg:font-family="Liberation Sans"/>
  </office:font-face-decls>
  <office:styles>
    <style:default-style style:family="paragraph">
      <style:text-properties fo:color="#000000" style:font-name="Liberation Sans" fo:font-size="12pt"/>
    </style:default-style>
    <style:style style:name="Standard" style:family="paragraph" style:class="text"/>
    <text:list-style style:name="L1">
      <text:list-level-style-number text:level="1" style:num-suffix="." style:num-format="A">
        <style:list-level-properties text:min-label-width="0.011cm" text:min-label-distance="0.199cm"/>
      </text:list-level-style-number>
    </text:list-style>
  </office:styles>
  <office:automatic-styles>
    <style:page-layout style:name="Mpm1">
      <style:page-layout-properties fo:page-width="21.001cm" fo:page-height="29.7cm" fo:margin-top="2.701cm" fo:margin-bottom="2cm" fo:margin-left="0.55cm" fo:margin-right="2cm"/>
      <style:header-style/>
      <style:footer-style>
        <style:header-footer-properties fo:min-height="0cm" fo:margin-left="0cm" fo:margin-right="0cm" fo:margin-top="1cm"/>
      </style:footer-style>
    </style:page-layout>
    <style:page-layout style:name="Mpm2">
      <style:page-layout-properties fo:page-width="21.001cm" fo:page-height="29.7cm" fo:margin-top="2cm" fo:margin-bottom="2cm" fo:margin-left="2cm" fo:margin-right="2cm"/>
      <style:header-style/>
      <style:footer-style/>
    </style:page-layout>
  </office:automatic-styles>
  <office:master-styles>
    <style:master-page style:name="MP1" style:page-layout-name="Mpm1">
      <style:footer>
        <text:p/>
      </style:footer>
    </style:master-page>
    <style:master-page style:name="Standard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1:38:12.705613880</meta:creation-date>
    <meta:document-statistic meta:table-count="0" meta:image-count="0" meta:object-count="0" meta:page-count="1" meta:paragraph-count="0" meta:word-count="0" meta:character-count="0" meta:non-whitespace-character-count="0"/>
    <meta:generator>LibreOfficeDev/6.2.0.0.alpha0$Linux_X86_64 LibreOffice_project/e95930d96459cc653342e78617db9498255569d0</meta:generator>
  </office:meta>
</office:document-meta>
</file>